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4:.M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5:.M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6:.M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7:.M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8:.M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9:.M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10:.M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" table:formula="of:=SUM([.D11:.M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12:.M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13:.M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14:.M1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16:.M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17:.M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18:.M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19:.M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20:.M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21:.M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22:.M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23:.M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24:.M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25:.M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26:.M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28:.M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29:.M2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30:.M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31:.M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32:.M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33:.M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34:.M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35:.M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36:.M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37:.M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38:.M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39:.M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41:.M4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42:.M4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43:.M4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44:.M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45:.M4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46:.M4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47:.M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48:.M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49:.M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50:.M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51:.M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52:.M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53:.M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54:.M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56:.M56])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57:.M5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58:.M5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59:.M5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60:.M6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61:.M6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62:.M6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63:.M6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64:.M6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" table:formula="of:=SUM([.D65:.M6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" table:formula="of:=SUM([.D66:.M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68:.M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69:.M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70:.M7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71:.M7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72:.M7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73:.M7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74:.M7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75:.M7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76:.M7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77:.M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78:.M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80:.M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81:.M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82:.M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83:.M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84:.M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85:.M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86:.M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87:.M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88:.M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1" table:formula="of:=SUM([.D89:.M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90:.M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92:.M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" table:formula="of:=SUM([.D93:.M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1" table:formula="of:=SUM([.D94:.M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1" table:formula="of:=SUM([.D95:.M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1" table:formula="of:=SUM([.D96:.M9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1" table:formula="of:=SUM([.D97:.M9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98:.M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1" table:formula="of:=SUM([.D99:.M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100:.M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1" table:formula="of:=SUM([.D101:.M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102:.M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1" table:formula="of:=SUM([.D103:.M10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04])" office:value-type="float" office:value="10" calcext:value-type="float">
            <text:p>10</text:p>
          </table:table-cell>
          <table:table-cell table:style-name="ce6" table:formula="of:=SUM([.E4:.E104])" office:value-type="float" office:value="10" calcext:value-type="float">
            <text:p>10</text:p>
          </table:table-cell>
          <table:table-cell table:style-name="ce9" table:formula="of:=SUM([.F4:.F104])" office:value-type="float" office:value="10" calcext:value-type="float">
            <text:p>10</text:p>
          </table:table-cell>
          <table:table-cell table:style-name="ce9" table:formula="of:=SUM([.G4:.G104])" office:value-type="float" office:value="10" calcext:value-type="float">
            <text:p>10</text:p>
          </table:table-cell>
          <table:table-cell table:style-name="ce9" table:formula="of:=SUM([.H4:.H104])" office:value-type="float" office:value="10" calcext:value-type="float">
            <text:p>10</text:p>
          </table:table-cell>
          <table:table-cell table:style-name="ce6" table:formula="of:=SUM([.I4:.I104])" office:value-type="float" office:value="10" calcext:value-type="float">
            <text:p>10</text:p>
          </table:table-cell>
          <table:table-cell table:style-name="ce6" table:formula="of:=SUM([.J4:.J104])" office:value-type="float" office:value="10" calcext:value-type="float">
            <text:p>10</text:p>
          </table:table-cell>
          <table:table-cell table:style-name="ce6" table:formula="of:=SUM([.K4:.K104])" office:value-type="float" office:value="10" calcext:value-type="float">
            <text:p>10</text:p>
          </table:table-cell>
          <table:table-cell table:style-name="ce9" table:formula="of:=SUM([.L4:.L104])" office:value-type="float" office:value="10" calcext:value-type="float">
            <text:p>10</text:p>
          </table:table-cell>
          <table:table-cell table:style-name="ce6" table:formula="of:=SUM([.M4:.M104])" office:value-type="float" office:value="10" calcext:value-type="float">
            <text:p>10</text:p>
          </table:table-cell>
          <table:table-cell table:style-name="ce1" table:formula="of:=SUM([.D105:.M105])" office:value-type="float" office:value="100" calcext:value-type="float">
            <text:p>100</text:p>
          </table:table-cell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00/00/00</text:date>, <text:time style:data-style-name="N2" text:time-value="16:34:06.5681182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18:12:34.011365338</dc:date>
    <meta:editing-duration>PT4H58M54S</meta:editing-duration>
    <meta:editing-cycles>19</meta:editing-cycles>
    <meta:generator>LibreOffice/6.4.6.2$Linux_X86_64 LibreOffice_project/40$Build-2</meta:generator>
    <meta:document-statistic meta:table-count="1" meta:cell-count="537" meta:object-count="0"/>
  </office:meta>
</office:document-meta>
</file>